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0.75in" style:rel-column-width="7095*"/>
    </style:style>
    <style:style style:name="Table2.B" style:family="table-column">
      <style:table-column-properties style:column-width="0.509in" style:rel-column-width="4815*"/>
    </style:style>
    <style:style style:name="Table2.C" style:family="table-column">
      <style:table-column-properties style:column-width="0.6292in" style:rel-column-width="5952*"/>
    </style:style>
    <style:style style:name="Table2.D" style:family="table-column">
      <style:table-column-properties style:column-width="0.6299in" style:rel-column-width="5958*"/>
    </style:style>
    <style:style style:name="Table2.K" style:family="table-column">
      <style:table-column-properties style:column-width="0.6326in" style:rel-column-width="5985*"/>
    </style:style>
    <style:style style:name="Table2.A1" style:family="table-cell">
      <style:table-cell-properties fo:padding="0.0382in" fo:border="none"/>
    </style:style>
    <style:style style:name="Table2.B1" style:family="table-cell" style:data-style-name="N0">
      <style:table-cell-properties fo:padding="0.0382in" fo:border-left="0.0007in solid #000000" fo:border-right="none" fo:border-top="0.0007in solid #000000" fo:border-bottom="0.0007in solid #000000"/>
    </style:style>
    <style:style style:name="Table2.K1" style:family="table-cell" style:data-style-name="N0">
      <style:table-cell-properties fo:padding="0.0382in" fo:border="0.0007in solid #000000"/>
    </style:style>
    <style:style style:name="Table3" style:family="table">
      <style:table-properties style:width="6.9271in" fo:margin-left="0in" fo:margin-right="-0.0021in" table:align="margins"/>
    </style:style>
    <style:style style:name="Table3.A" style:family="table-column">
      <style:table-column-properties style:column-width="0.9583in" style:rel-column-width="9066*"/>
    </style:style>
    <style:style style:name="Table3.B" style:family="table-column">
      <style:table-column-properties style:column-width="1.1938in" style:rel-column-width="11293*"/>
    </style:style>
    <style:style style:name="Table3.F" style:family="table-column">
      <style:table-column-properties style:column-width="1.1944in" style:rel-column-width="11297*"/>
    </style:style>
    <style:style style:name="Table3.A1" style:family="table-cell">
      <style:table-cell-properties style:vertical-align="middle" fo:padding="0.0382in" fo:border="none"/>
    </style:style>
    <style:style style:name="Table3.B1" style:family="table-cell" style:data-style-name="N0">
      <style:table-cell-properties fo:padding="0.0382in" fo:border-left="0.0007in solid #000000" fo:border-right="none" fo:border-top="0.0007in solid #000000" fo:border-bottom="0.0007in solid #000000"/>
    </style:style>
    <style:style style:name="Table3.F1" style:family="table-cell" style:data-style-name="N0">
      <style:table-cell-properties fo:padding="0.0382in" fo:border="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F2"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2.1354in" style:rel-column-width="20202*"/>
    </style:style>
    <style:style style:name="Table4.B" style:family="table-column">
      <style:table-column-properties style:column-width="4.7917in" style:rel-column-width="45333*"/>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data-style-name="N0">
      <style:table-cell-properties style:vertical-align="middle"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style:text-underline-style="none"/>
    </style:style>
    <style:style style:name="P6" style:family="paragraph" style:parent-style-name="Standard" style:list-style-name="L1"/>
    <style:style style:name="P7" style:family="paragraph" style:parent-style-name="Standard" style:list-style-name="L2"/>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Learning to Program with Haiku</text:p>
      <text:p text:style-name="P3"/>
      <text:p text:style-name="P3">Lesson 9</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If you haven't noticed, we've come a long way since Lesson 1. We're steadily getting closer to being done with learning the basics of C and C++. This time around, we'll expand what we know about arrays and pointers.</text:p>
      <text:h text:style-name="Heading_20_2" text:outline-level="2">Arrays: Pointers with Smoke and Mirrors</text:h>
      <text:p text:style-name="Standard">When we first looked at strings in Lesson 5, we saw how arrays and pointers are pretty closely related, but we didn't look close enough to discover how close they really are. Arrays are really just a friendly way of using pointers. Let's look at two different ways of changing the same string that demonstrate this.</text:p>
      <text:p text:style-name="Standard"/>
      <text:p text:style-name="CodeBlock"><text:span text:style-name="comment1_5f_cpp">#include &lt;stdio.h&gt; </text:span></text:p>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char</text:span> string<text:span text:style-name="symbol0_5f_cpp">[</text:span><text:span text:style-name="number_5f_cpp">30</text:span><text:span text:style-name="symbol0_5f_cpp">]</text:span><text:span text:style-name="symbol4_5f_cpp">;</text:span> </text:p>
      <text:p text:style-name="CodeBlock"><text:tab/> </text:p>
      <text:p text:style-name="CodeBlock"><text:tab/><text:span text:style-name="comment0_5f_cpp">// Set the array to the lowercase alphabet using the way we already</text:span></text:p>
      <text:p text:style-name="CodeBlock"><text:span text:style-name="comment0_5f_cpp"><text:tab/>// know: brackets </text:span></text:p>
      <text:p text:style-name="CodeBlock"><text:tab/>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text:span text:style-name="number_5f_cpp">26</text:span><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comment0_5f_cpp">// Character constants can be treated like integers. It saves us from</text:span></text:p>
      <text:p text:style-name="CodeBlock"><text:span text:style-name="comment0_5f_cpp"><text:tab/><text:tab/>// having to look up to see what integer value the lowercase letter</text:span></text:p>
      <text:p text:style-name="CodeBlock"><text:span text:style-name="comment0_5f_cpp"><text:tab/><text:tab/>// A has. </text:span></text:p>
      <text:p text:style-name="CodeBlock"><text:tab/><text:tab/>string<text:span text:style-name="symbol0_5f_cpp">[</text:span>i<text:span text:style-name="symbol0_5f_cpp">]</text:span> <text:span text:style-name="symbol1_5f_cpp">=</text:span> <text:span text:style-name="string_5f_cpp">'a'</text:span> <text:span text:style-name="symbol2_5f_cpp">+</text:span> i<text:span text:style-name="symbol4_5f_cpp">;</text:span> </text:p>
      <text:p text:style-name="CodeBlock"><text:tab/><text:span text:style-name="symbol0_5f_cpp">}</text:span> </text:p>
      <text:p text:style-name="CodeBlock"><text:tab/>string<text:span text:style-name="symbol0_5f_cpp">[</text:span><text:span text:style-name="number_5f_cpp">26</text:span><text:span text:style-name="symbol0_5f_cpp">]</text:span> <text:span text:style-name="symbol1_5f_cpp">=</text:span> <text:span text:style-name="number_5f_cpp">0</text:span><text:span text:style-name="symbol4_5f_cpp">;</text:span> </text:p>
      <text:p text:style-name="CodeBlock"><text:tab/><text:span text:style-name="keyword2_5f_cpp">printf</text:span><text:span text:style-name="symbol0_5f_cpp">(</text:span><text:span text:style-name="string_5f_cpp">"%s</text:span><text:span text:style-name="escaped_5f_cpp">\n</text:span><text:span text:style-name="string_5f_cpp">"</text:span>,string<text:span text:style-name="symbol0_5f_cpp">)</text:span><text:span text:style-name="symbol4_5f_cpp">;</text:span> </text:p>
      <text:p text:style-name="CodeBlock"><text:tab/> </text:p>
      <text:p text:style-name="CodeBlock"><text:tab/><text:span text:style-name="comment0_5f_cpp">// Here's another way: using pointers and some math </text:span></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text:span text:style-name="number_5f_cpp">26</text:span><text:span text:style-name="symbol4_5f_cpp">;</text:span> i<text:span text:style-name="symbol2_5f_cpp">++</text:span><text:span text:style-name="symbol0_5f_cpp">)</text:span> </text:p>
      <text:p text:style-name="CodeBlock"><text:tab/><text:span text:style-name="symbol0_5f_cpp">{</text:span> </text:p>
      <text:p text:style-name="CodeBlock"><text:tab/><text:tab/><text:span text:style-name="keyword3_5f_cpp">char</text:span> <text:span text:style-name="symbol2_5f_cpp">*</text:span>index <text:span text:style-name="symbol1_5f_cpp">=</text:span> string <text:span text:style-name="symbol2_5f_cpp">+</text:span> <text:span text:style-name="symbol0_5f_cpp">(</text:span>i <text:span text:style-name="symbol2_5f_cpp">*</text:span> <text:span text:style-name="keyword2_5f_cpp">sizeof</text:span><text:span text:style-name="symbol0_5f_cpp">(</text:span><text:span text:style-name="keyword3_5f_cpp">char</text:span><text:span text:style-name="symbol0_5f_cpp">))</text:span><text:span text:style-name="symbol4_5f_cpp">;</text:span> </text:p>
      <text:p text:style-name="CodeBlock"><text:tab/><text:tab/> </text:p>
      <text:p text:style-name="CodeBlock"><text:tab/><text:tab/><text:span text:style-name="comment0_5f_cpp">// Use a capital A just for something different </text:span></text:p>
      <text:p text:style-name="CodeBlock"><text:tab/><text:tab/><text:span text:style-name="symbol2_5f_cpp">*</text:span>index <text:span text:style-name="symbol1_5f_cpp">=</text:span> <text:span text:style-name="string_5f_cpp">'A'</text:span> <text:span text:style-name="symbol2_5f_cpp">+</text:span> i<text:span text:style-name="symbol4_5f_cpp">;</text:span> </text:p>
      <text:p text:style-name="CodeBlock"><text:tab/><text:span text:style-name="symbol0_5f_cpp">}</text:span> </text:p>
      <text:p text:style-name="CodeBlock"><text:tab/>string<text:span text:style-name="symbol0_5f_cpp">[</text:span><text:span text:style-name="number_5f_cpp">26</text:span><text:span text:style-name="symbol0_5f_cpp">]</text:span> <text:span text:style-name="symbol1_5f_cpp">=</text:span> <text:span text:style-name="number_5f_cpp">0</text:span><text:span text:style-name="symbol4_5f_cpp">;</text:span> </text:p>
      <text:p text:style-name="CodeBlock"><text:tab/><text:span text:style-name="keyword2_5f_cpp">printf</text:span><text:span text:style-name="symbol0_5f_cpp">(</text:span><text:span text:style-name="string_5f_cpp">"%s</text:span><text:span text:style-name="escaped_5f_cpp">\n</text:span><text:span text:style-name="string_5f_cpp">"</text:span>,string<text:span text:style-name="symbol0_5f_cpp">)</text:span><text:span text:style-name="symbol4_5f_cpp">;</text:span> </text:p>
      <text:p text:style-name="CodeBlock"><text:span text:style-name="symbol0_5f_cpp">}</text:span> </text:p>
      <text:p text:style-name="CodeBlock"/>
      <text:p text:style-name="Standard">Both loops do the exact same thing except for using capital letters in the second one. The code for the second one looks really strange, though, so let's pick it apart, starting with <text:span text:style-name="Code">sizeof()</text:span>. <text:span text:style-name="Code">sizeof()</text:span> is a language feature which works like a function. It can be given a variable or the name of a type and it will return the size, in bytes, that one object of that type takes up in memory. For example, <text:span text:style-name="Code">char</text:span> objects are only 1 byte large, but an <text:span text:style-name="Code">int</text:span> takes of 4 bytes. Give <text:span text:style-name="Code">sizeof()</text:span> an array and it will return the amount of memory the entire array occupies. Because the size of a <text:span text:style-name="Code">char</text:span> is 1, we could have skipped the multiplication entirely, but it's a good idea to get into the habit of avoiding assumptions like this. You'll have a fewer gray hairs that way.</text:p>
      <text:p text:style-name="Standard"/>
      <text:p text:style-name="Standard">The next strange trick we see in the code above is adding a number to a pointer. Pointers are just variables that contain memory addresses, so adding an integer to a pointer just changes the memory <text:soft-page-break/>address. We can't change the array's address, so we've created a pointer that we can change. This allows us to add the size of an array element to it. As we do this over the course of the loop, the pointer will hold the address of each character in the array.</text:p>
      <text:p text:style-name="Standard"/>
      <table:table table:name="Table1" table:style-name="Table1">
        <table:table-column table:style-name="Table1.A" table:number-columns-repeated="3"/>
        <table:table-row>
          <table:table-cell table:style-name="Table1.A1" office:value-type="string">
            <text:p text:style-name="Table_20_Heading">Array Index</text:p>
          </table:table-cell>
          <table:table-cell table:style-name="Table1.A1" office:value-type="string">
            <text:p text:style-name="Table_20_Heading">Equivalent Pointer Math</text:p>
          </table:table-cell>
          <table:table-cell table:style-name="Table1.C1" office:value-type="string">
            <text:p text:style-name="Table_20_Heading">Value</text:p>
          </table:table-cell>
        </table:table-row>
        <table:table-row>
          <table:table-cell table:style-name="Table1.A2" office:value-type="string">
            <text:p text:style-name="P4"><text:span text:style-name="Code">string[0]</text:span></text:p>
          </table:table-cell>
          <table:table-cell table:style-name="Table1.A2" office:value-type="string">
            <text:p text:style-name="P4"><text:span text:style-name="Code">index</text:span></text:p>
          </table:table-cell>
          <table:table-cell table:style-name="Table1.C2" office:value-type="string">
            <text:p text:style-name="P4"><text:span text:style-name="Code">a</text:span></text:p>
          </table:table-cell>
        </table:table-row>
        <table:table-row>
          <table:table-cell table:style-name="Table1.A2" office:value-type="string">
            <text:p text:style-name="P4"><text:span text:style-name="Code">string[1]</text:span></text:p>
          </table:table-cell>
          <table:table-cell table:style-name="Table1.A2" office:value-type="string">
            <text:p text:style-name="P4"><text:span text:style-name="Code">index + (size * 1)</text:span></text:p>
          </table:table-cell>
          <table:table-cell table:style-name="Table1.C2" office:value-type="string">
            <text:p text:style-name="P4"><text:span text:style-name="Code">b</text:span></text:p>
          </table:table-cell>
        </table:table-row>
        <table:table-row>
          <table:table-cell table:style-name="Table1.A2" office:value-type="string">
            <text:p text:style-name="P4"><text:span text:style-name="Code">string[2]</text:span></text:p>
          </table:table-cell>
          <table:table-cell table:style-name="Table1.A2" office:value-type="string">
            <text:p text:style-name="P4"><text:span text:style-name="Code">index + (size * 2)</text:span></text:p>
          </table:table-cell>
          <table:table-cell table:style-name="Table1.C2" office:value-type="string">
            <text:p text:style-name="P4"><text:span text:style-name="Code">c</text:span></text:p>
          </table:table-cell>
        </table:table-row>
        <table:table-row>
          <table:table-cell table:style-name="Table1.A2" office:value-type="string">
            <text:p text:style-name="P4"><text:span text:style-name="Code">string[3]</text:span></text:p>
          </table:table-cell>
          <table:table-cell table:style-name="Table1.A2" office:value-type="string">
            <text:p text:style-name="P4"><text:span text:style-name="Code">index + (size * 3)</text:span></text:p>
          </table:table-cell>
          <table:table-cell table:style-name="Table1.C2" office:value-type="string">
            <text:p text:style-name="P4"><text:span text:style-name="Code">d</text:span></text:p>
          </table:table-cell>
        </table:table-row>
      </table:table>
      <text:p text:style-name="Standard"/>
      <text:p text:style-name="Standard">We can use this close link between arrays and pointers to pull off other fancy tricks, like initializing an entire <text:span text:style-name="Code">bool</text:span> array to true. How? <text:span text:style-name="Code">memset()</text:span>, which we haven't used in quite some time.</text:p>
      <text:p text:style-name="Standard"/>
      <text:p text:style-name="CodeBlock"><text:span text:style-name="keyword3_5f_cpp">int</text:span></text:p>
      <text:p text:style-name="CodeBlock"><text:span text:style-name="Code">MyFunc</text:span><text:span text:style-name="symbol0_5f_cpp">(</text:span><text:span text:style-name="keyword3_5f_cpp">void</text:span><text:span text:style-name="symbol0_5f_cpp">)</text:span></text:p>
      <text:p text:style-name="CodeBlock"><text:span text:style-name="symbol0_5f_cpp">{</text:span></text:p>
      <text:p text:style-name="CodeBlock"><text:span text:style-name="Code"><text:tab/></text:span><text:span text:style-name="keyword3_5f_cpp">bool</text:span><text:span text:style-name="Code"> bArray</text:span><text:span text:style-name="symbol0_5f_cpp">[</text:span><text:span text:style-name="number_5f_cpp">100</text:span><text:span text:style-name="symbol0_5f_cpp">]</text:span><text:span text:style-name="symbol4_5f_cpp">;</text:span><text:span text:style-name="Code"> </text:span></text:p>
      <text:p text:style-name="CodeBlock"><text:span text:style-name="Code"><text:tab/></text:span><text:span text:style-name="keyword2_5f_cpp">memset</text:span><text:span text:style-name="symbol0_5f_cpp">(</text:span><text:span text:style-name="Code">bArray, </text:span><text:span text:style-name="number_5f_cpp">1</text:span><text:span text:style-name="Code">, </text:span><text:span text:style-name="keyword2_5f_cpp">sizeof</text:span><text:span text:style-name="symbol0_5f_cpp">(</text:span><text:span text:style-name="keyword3_5f_cpp">bool</text:span><text:span text:style-name="symbol0_5f_cpp">)</text:span><text:span text:style-name="Code"> </text:span><text:span text:style-name="symbol2_5f_cpp">*</text:span><text:span text:style-name="Code"> </text:span><text:span text:style-name="number_5f_cpp">100</text:span><text:span text:style-name="symbol0_5f_cpp">)</text:span><text:span text:style-name="symbol4_5f_cpp">;</text:span><text:span text:style-name="Code"> </text:span></text:p>
      <text:p text:style-name="CodeBlock"><text:span text:style-name="Code"><text:tab/></text:span><text:span text:style-name="keyword0_5f_cpp">return</text:span><text:span text:style-name="Code"> </text:span><text:span text:style-name="number_5f_cpp">0</text:span><text:span text:style-name="symbol4_5f_cpp">;</text:span><text:span text:style-name="Code"><text:line-break/></text:span><text:span text:style-name="symbol0_5f_cpp">}</text:span></text:p>
      <text:p text:style-name="Standard"/>
      <text:p text:style-name="Standard">This little function just sets each byte in the array to a 1, which is true for Boolean logic. Not only is it less work, it is much, much faster than using a loop to set each element individually.</text:p>
      <text:h text:style-name="Heading_20_2" text:outline-level="2">Multidimensional Arrays</text:h>
      <text:p text:style-name="Standard">It's really inconvenient that we can make arrays of any kind of data except strings. Strings are everywhere in everyday programming, but we can't make an array of arrays, can we? Actually, yes we can. To have arrays of strings, we must conquer one of the most potentially confusing parts of C and C++: multidimensional arrays. Not to worry, I'm going to make this as simple as possible.</text:p>
      <text:p text:style-name="Standard"/>
      <text:p text:style-name="Standard">Regular arrays are best thought of as just a series of elements in a row:</text:p>
      <text:p text:style-name="Standard"/>
      <text:p text:style-name="CodeBlock">int myArray[10];</text:p>
      <text:p text:style-name="Standard"/>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table-column table:style-name="Table2.C"/>
        <table:table-column table:style-name="Table2.D"/>
        <table:table-column table:style-name="Table2.C"/>
        <table:table-column table:style-name="Table2.D"/>
        <table:table-column table:style-name="Table2.K"/>
        <table:table-row>
          <table:table-cell table:style-name="Table2.A1" office:value-type="string">
            <text:p text:style-name="P5"><text:span text:style-name="Code">myArray:</text:span></text:p>
          </table:table-cell>
          <table:table-cell table:style-name="Table2.B1" office:value-type="float" office:value="0">
            <text:p text:style-name="P4"><text:span text:style-name="Code">0</text:span></text:p>
          </table:table-cell>
          <table:table-cell table:style-name="Table2.B1" office:value-type="float" office:value="1">
            <text:p text:style-name="P4"><text:span text:style-name="Code">1</text:span></text:p>
          </table:table-cell>
          <table:table-cell table:style-name="Table2.B1" office:value-type="float" office:value="2">
            <text:p text:style-name="P4"><text:span text:style-name="Code">2</text:span></text:p>
          </table:table-cell>
          <table:table-cell table:style-name="Table2.B1" office:value-type="float" office:value="3">
            <text:p text:style-name="P4"><text:span text:style-name="Code">3</text:span></text:p>
          </table:table-cell>
          <table:table-cell table:style-name="Table2.B1" office:value-type="float" office:value="4">
            <text:p text:style-name="P4"><text:span text:style-name="Code">4</text:span></text:p>
          </table:table-cell>
          <table:table-cell table:style-name="Table2.B1" office:value-type="float" office:value="5">
            <text:p text:style-name="P4"><text:span text:style-name="Code">5</text:span></text:p>
          </table:table-cell>
          <table:table-cell table:style-name="Table2.B1" office:value-type="float" office:value="6">
            <text:p text:style-name="P4"><text:span text:style-name="Code">6</text:span></text:p>
          </table:table-cell>
          <table:table-cell table:style-name="Table2.B1" office:value-type="float" office:value="7">
            <text:p text:style-name="P4"><text:span text:style-name="Code">7</text:span></text:p>
          </table:table-cell>
          <table:table-cell table:style-name="Table2.B1" office:value-type="float" office:value="8">
            <text:p text:style-name="P4"><text:span text:style-name="Code">8</text:span></text:p>
          </table:table-cell>
          <table:table-cell table:style-name="Table2.K1" office:value-type="float" office:value="9">
            <text:p text:style-name="P4"><text:span text:style-name="Code">9</text:span></text:p>
          </table:table-cell>
        </table:table-row>
      </table:table>
      <text:p text:style-name="Standard"/>
      <text:p text:style-name="Standard">Arrays can have more than one dimension – for example, a two dimensional array can be thought of as a grid – a group of rows. This one has two rows with five elements in each row.</text:p>
      <text:p text:style-name="Standard"/>
      <text:p text:style-name="CodeBlock">int my2DArray[2][5];</text:p>
      <text:p text:style-name="CodeBlock"/>
      <table:table table:name="Table3" table:style-name="Table3">
        <table:table-column table:style-name="Table3.A"/>
        <table:table-column table:style-name="Table3.B" table:number-columns-repeated="4"/>
        <table:table-column table:style-name="Table3.F"/>
        <table:table-row>
          <table:table-cell table:style-name="Table3.A1" table:number-rows-spanned="2" office:value-type="string">
            <text:p text:style-name="P4"><text:span text:style-name="Code">my2DArray:</text:span></text:p>
          </table:table-cell>
          <table:table-cell table:style-name="Table3.B1" office:value-type="float" office:value="0">
            <text:p text:style-name="P4"><text:span text:style-name="Code">0</text:span></text:p>
          </table:table-cell>
          <table:table-cell table:style-name="Table3.B1" office:value-type="float" office:value="1">
            <text:p text:style-name="P4"><text:span text:style-name="Code">1</text:span></text:p>
          </table:table-cell>
          <table:table-cell table:style-name="Table3.B1" office:value-type="float" office:value="2">
            <text:p text:style-name="P4"><text:span text:style-name="Code">2</text:span></text:p>
          </table:table-cell>
          <table:table-cell table:style-name="Table3.B1" office:value-type="float" office:value="3">
            <text:p text:style-name="P4"><text:span text:style-name="Code">3</text:span></text:p>
          </table:table-cell>
          <table:table-cell table:style-name="Table3.F1" office:value-type="float" office:value="4">
            <text:p text:style-name="P4"><text:span text:style-name="Code">4</text:span></text:p>
          </table:table-cell>
        </table:table-row>
        <table:table-row>
          <table:covered-table-cell/>
          <table:table-cell table:style-name="Table3.B2" office:value-type="float" office:value="5">
            <text:p text:style-name="P4"><text:span text:style-name="Code">5</text:span></text:p>
          </table:table-cell>
          <table:table-cell table:style-name="Table3.B2" office:value-type="float" office:value="6">
            <text:p text:style-name="P4"><text:span text:style-name="Code">6</text:span></text:p>
          </table:table-cell>
          <table:table-cell table:style-name="Table3.B2" office:value-type="float" office:value="7">
            <text:p text:style-name="P4"><text:span text:style-name="Code">7</text:span></text:p>
          </table:table-cell>
          <table:table-cell table:style-name="Table3.B2" office:value-type="float" office:value="8">
            <text:p text:style-name="P4"><text:span text:style-name="Code">8</text:span></text:p>
          </table:table-cell>
          <table:table-cell table:style-name="Table3.F2" office:value-type="float" office:value="9">
            <text:p text:style-name="P4"><text:span text:style-name="Code">9</text:span></text:p>
          </table:table-cell>
        </table:table-row>
      </table:table>
      <text:p text:style-name="Standard"/>
      <text:p text:style-name="Standard">The easiest way to think of an array with more than one dimension is to think in terms of spatial dimensions, working from right to left as we add another pair of brackets of each dimension. One dimension is a line, two is a rectangle, and three is a cube. Beyond three, it's better to think of the dimensions as groups of cubes or groups of cube groups. Declaring and accessing an array with more <text:soft-page-break/>than one dimension is just a matter of adding another set of brackets when declaring and accessing the array.</text:p>
      <text:p text:style-name="Standard"/>
      <table:table table:name="Table4" table:style-name="Table4">
        <table:table-column table:style-name="Table4.A"/>
        <table:table-column table:style-name="Table4.B"/>
        <table:table-row>
          <table:table-cell table:style-name="Table4.A1" office:value-type="string">
            <text:p text:style-name="Table_20_Heading">Number of Dimensions</text:p>
          </table:table-cell>
          <table:table-cell table:style-name="Table4.B1" office:value-type="string">
            <text:p text:style-name="Table_20_Heading">Array Declaration</text:p>
          </table:table-cell>
        </table:table-row>
        <table:table-row>
          <table:table-cell table:style-name="Table4.A2" office:value-type="float" office:value="1">
            <text:p text:style-name="P4">1</text:p>
          </table:table-cell>
          <table:table-cell table:style-name="Table4.B2" office:value-type="string">
            <text:p text:style-name="Table_20_Contents"><text:span text:style-name="Code">my1DArray [elementCount];</text:span></text:p>
          </table:table-cell>
        </table:table-row>
        <table:table-row>
          <table:table-cell table:style-name="Table4.A2" office:value-type="float" office:value="2">
            <text:p text:style-name="P4">2</text:p>
          </table:table-cell>
          <table:table-cell table:style-name="Table4.B2" office:value-type="string">
            <text:p text:style-name="Table_20_Contents"><text:span text:style-name="Code">my2DArray [numRows] [itemsInRow];</text:span></text:p>
          </table:table-cell>
        </table:table-row>
        <table:table-row>
          <table:table-cell table:style-name="Table4.A2" office:value-type="float" office:value="3">
            <text:p text:style-name="P4">3</text:p>
          </table:table-cell>
          <table:table-cell table:style-name="Table4.B2" office:value-type="string">
            <text:p text:style-name="Table_20_Contents"><text:span text:style-name="Code">my3DArray [numGrids] [rowsInGrid] [itemsInRow];</text:span></text:p>
          </table:table-cell>
        </table:table-row>
        <table:table-row>
          <table:table-cell table:style-name="Table4.A2" office:value-type="float" office:value="4">
            <text:p text:style-name="P4">4</text:p>
          </table:table-cell>
          <table:table-cell table:style-name="Table4.B2" office:value-type="string">
            <text:p text:style-name="Table_20_Contents"><text:span text:style-name="Code">my4DArray [numCubes] [numGrids] [numRows] [itemsInRow];</text:span></text:p>
          </table:table-cell>
        </table:table-row>
        <table:table-row>
          <table:table-cell table:style-name="Table4.A2" office:value-type="float" office:value="5">
            <text:p text:style-name="P4">5</text:p>
          </table:table-cell>
          <table:table-cell table:style-name="Table4.B2" office:value-type="string">
            <text:p text:style-name="Table_20_Contents"><text:span text:style-name="Code">my5DArray [numCubeGroups] [cubesInGroup] [gridsInCube] [rowsInGrid] [elementsInRow];</text:span></text:p>
          </table:table-cell>
        </table:table-row>
      </table:table>
      <text:p text:style-name="Standard"/>
      <text:p text:style-name="Standard">Now that we have a handle on how multidimensional arrays are declared, let's put them to use in some sample code.</text:p>
      <text:p text:style-name="Standard"><text:span text:style-name="comment0_5f_cpp"/></text:p>
      <text:p text:style-name="CodeBlock"><text:span text:style-name="comment1_5f_cpp">#include &lt;stdio.h&gt; </text:span></text:p>
      <text:p text:style-name="CodeBlock"><text:span text:style-name="comment1_5f_cpp">#include &lt;string.h&gt; </text:span></text:p>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Declare and initialize an array with 4 rows of 5 items each – a </text:span></text:p>
      <text:p text:style-name="CodeBlock"><text:tab/><text:span text:style-name="comment0_5f_cpp">// grid 5 elements wide and 4 elements high </text:span></text:p>
      <text:p text:style-name="CodeBlock"><text:tab/><text:span text:style-name="keyword3_5f_cpp">int</text:span> integerArray<text:span text:style-name="symbol0_5f_cpp">[</text:span><text:span text:style-name="number_5f_cpp">4</text:span><text:span text:style-name="symbol0_5f_cpp">][</text:span><text:span text:style-name="number_5f_cpp">5</text:span><text:span text:style-name="symbol0_5f_cpp">]</text:span><text:span text:style-name="symbol4_5f_cpp">;</text:span> </text:p>
      <text:p text:style-name="CodeBlock"><text:tab/> </text:p>
      <text:p text:style-name="CodeBlock"><text:tab/><text:span text:style-name="keyword3_5f_cpp">int</text:span> value <text:span text:style-name="symbol1_5f_cpp">=</text:span> <text:span text:style-name="number_5f_cpp">0</text:span><text:span text:style-name="symbol4_5f_cpp">;</text:span> </text:p>
      <text:p text:style-name="CodeBlock"><text:tab/><text:span text:style-name="keyword0_5f_cpp">for</text:span> <text:span text:style-name="symbol0_5f_cpp">(</text:span><text:span text:style-name="keyword3_5f_cpp">int</text:span> y <text:span text:style-name="symbol1_5f_cpp">=</text:span> <text:span text:style-name="number_5f_cpp">0</text:span><text:span text:style-name="symbol4_5f_cpp">;</text:span> y <text:span text:style-name="symbol1_5f_cpp">&lt;</text:span> <text:span text:style-name="number_5f_cpp">4</text:span><text:span text:style-name="symbol4_5f_cpp">;</text:span> y<text:span text:style-name="symbol2_5f_cpp">++</text:span><text:span text:style-name="symbol0_5f_cpp">)</text:span> </text:p>
      <text:p text:style-name="CodeBlock"><text:tab/><text:span text:style-name="symbol0_5f_cpp">{</text:span> </text:p>
      <text:p text:style-name="CodeBlock"><text:tab/><text:tab/><text:span text:style-name="keyword0_5f_cpp">for</text:span> <text:span text:style-name="symbol0_5f_cpp">(</text:span><text:span text:style-name="keyword3_5f_cpp">int</text:span> x <text:span text:style-name="symbol1_5f_cpp">=</text:span> <text:span text:style-name="number_5f_cpp">0</text:span><text:span text:style-name="symbol4_5f_cpp">;</text:span> x <text:span text:style-name="symbol1_5f_cpp">&lt;</text:span> <text:span text:style-name="number_5f_cpp">5</text:span><text:span text:style-name="symbol4_5f_cpp">;</text:span> x<text:span text:style-name="symbol2_5f_cpp">++</text:span><text:span text:style-name="symbol0_5f_cpp">)</text:span> </text:p>
      <text:p text:style-name="CodeBlock"><text:tab/><text:tab/><text:tab/>integerArray<text:span text:style-name="symbol0_5f_cpp">[</text:span>y<text:span text:style-name="symbol0_5f_cpp">][</text:span>x<text:span text:style-name="symbol0_5f_cpp">]</text:span> <text:span text:style-name="symbol1_5f_cpp">=</text:span> value<text:span text:style-name="symbol2_5f_cpp">++</text:span><text:span text:style-name="symbol4_5f_cpp">;</text:span> </text:p>
      <text:p text:style-name="CodeBlock"><text:tab/><text:span text:style-name="symbol0_5f_cpp">}</text:span> </text:p>
      <text:p text:style-name="CodeBlock"><text:tab/><text:span text:style-name="keyword0_5f_cpp">return</text:span> <text:span text:style-name="number_5f_cpp">0</text:span><text:span text:style-name="symbol4_5f_cpp">;</text:span></text:p>
      <text:p text:style-name="CodeBlock"><text:span text:style-name="symbol0_5f_cpp">}</text:span> </text:p>
      <text:p text:style-name="CodeBlock"/>
      <text:p text:style-name="Standard">This code snippet declares an array and initializes it with a loop. Because the memory for the entire array is allocated in one large block, we can use <text:span text:style-name="Code">memset()</text:span> in combination with <text:span text:style-name="Code">sizeof()</text:span> to set every byte in the array to the same value. This also means that we can use a pointer to the same address as our two dimensional array to treat the whole thing as one long list.</text:p>
      <text:p text:style-name="Standard"/>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Declare and initialize a grid of integers which has 4 rows of 10</text:span></text:p>
      <text:p text:style-name="CodeBlock"><text:tab/><text:span text:style-name="comment0_5f_cpp">// integers each.</text:span></text:p>
      <text:p text:style-name="CodeBlock"><text:tab/><text:span text:style-name="keyword3_5f_cpp">int</text:span> intArray<text:span text:style-name="symbol0_5f_cpp">[</text:span><text:span text:style-name="number_5f_cpp">4</text:span><text:span text:style-name="symbol0_5f_cpp">][</text:span><text:span text:style-name="number_5f_cpp">10</text:span><text:span text:style-name="symbol0_5f_cpp">]</text:span><text:span text:style-name="symbol4_5f_cpp">;</text:span> </text:p>
      <text:p text:style-name="CodeBlock"><text:tab/> </text:p>
      <text:p text:style-name="CodeBlock"><text:tab/><text:span text:style-name="keyword0_5f_cpp">for</text:span> <text:span text:style-name="symbol0_5f_cpp">(</text:span><text:span text:style-name="keyword3_5f_cpp">int</text:span> y <text:span text:style-name="symbol1_5f_cpp">=</text:span> <text:span text:style-name="number_5f_cpp">0</text:span><text:span text:style-name="symbol4_5f_cpp">;</text:span> y <text:span text:style-name="symbol1_5f_cpp">&lt;</text:span> <text:span text:style-name="number_5f_cpp">4</text:span><text:span text:style-name="symbol4_5f_cpp">;</text:span> y<text:span text:style-name="symbol2_5f_cpp">++</text:span><text:span text:style-name="symbol0_5f_cpp">)</text:span> </text:p>
      <text:p text:style-name="CodeBlock"><text:tab/><text:span text:style-name="symbol0_5f_cpp">{</text:span> </text:p>
      <text:p text:style-name="CodeBlock"><text:tab/><text:tab/><text:span text:style-name="keyword0_5f_cpp">for</text:span> <text:span text:style-name="symbol0_5f_cpp">(</text:span><text:span text:style-name="keyword3_5f_cpp">int</text:span> x <text:span text:style-name="symbol1_5f_cpp">=</text:span> <text:span text:style-name="number_5f_cpp">0</text:span><text:span text:style-name="symbol4_5f_cpp">;</text:span> x <text:span text:style-name="symbol1_5f_cpp">&lt;</text:span> <text:span text:style-name="number_5f_cpp">10</text:span><text:span text:style-name="symbol4_5f_cpp">;</text:span> x<text:span text:style-name="symbol2_5f_cpp">++</text:span><text:span text:style-name="symbol0_5f_cpp">)</text:span> </text:p>
      <text:p text:style-name="CodeBlock"><text:tab/><text:tab/><text:tab/>intArray<text:span text:style-name="symbol0_5f_cpp">[</text:span>y<text:span text:style-name="symbol0_5f_cpp">][</text:span>x<text:span text:style-name="symbol0_5f_cpp">]</text:span> <text:span text:style-name="symbol1_5f_cpp">=</text:span> <text:span text:style-name="symbol0_5f_cpp">(</text:span>y <text:span text:style-name="symbol2_5f_cpp">*</text:span> <text:span text:style-name="number_5f_cpp">10</text:span><text:span text:style-name="symbol0_5f_cpp">)</text:span> <text:span text:style-name="symbol2_5f_cpp">+</text:span> x<text:span text:style-name="symbol4_5f_cpp">;</text:span> </text:p>
      <text:p text:style-name="CodeBlock"><text:tab/><text:span text:style-name="symbol0_5f_cpp">}</text:span> </text:p>
      <text:p text:style-name="CodeBlock"><text:tab/></text:p>
      <text:p text:style-name="CodeBlock"><text:tab/><text:span text:style-name="comment0_5f_cpp">// Even though it was declared as a grid, sometimes it's just a lot easier</text:span></text:p>
      <text:p text:style-name="CodeBlock"><text:soft-page-break/><text:tab/><text:span text:style-name="comment0_5f_cpp">// to think in terms of one long list of 40 elements. This is just a</text:span></text:p>
      <text:p text:style-name="CodeBlock"><text:tab/><text:span text:style-name="comment0_5f_cpp">// different way of looking at the same set of data. Because this is a</text:span></text:p>
      <text:p text:style-name="CodeBlock"><text:span text:style-name="comment0_5f_cpp"><text:tab/>// two-dimensional array, intArray by itself is of type int ** -- a </text:span></text:p>
      <text:p text:style-name="CodeBlock"><text:span text:style-name="comment0_5f_cpp"><text:tab/>// pointer to an integer pointer. Adding an asterisk makes it just an int *.</text:span></text:p>
      <text:p text:style-name="CodeBlock"><text:tab/><text:span text:style-name="keyword3_5f_cpp">int</text:span> <text:span text:style-name="symbol2_5f_cpp">*</text:span>pInt <text:span text:style-name="symbol1_5f_cpp">=</text:span> <text:span text:style-name="symbol2_5f_cpp">*</text:span>intArray<text:span text:style-name="symbol4_5f_cpp">;</text:span>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text:span text:style-name="number_5f_cpp">40</text:span><text:span text:style-name="symbol4_5f_cpp">;</text:span> i<text:span text:style-name="symbol2_5f_cpp">++</text:span><text:span text:style-name="symbol0_5f_cpp">)</text:span> </text:p>
      <text:p text:style-name="CodeBlock"><text:tab/><text:tab/><text:span text:style-name="keyword2_5f_cpp">printf</text:span><text:span text:style-name="symbol0_5f_cpp">(</text:span><text:span text:style-name="string_5f_cpp">"%d</text:span><text:span text:style-name="escaped_5f_cpp">\n</text:span><text:span text:style-name="string_5f_cpp">"</text:span>,pInt<text:span text:style-name="symbol0_5f_cpp">[</text:span>i<text:span text:style-name="symbol0_5f_cpp">])</text:span><text:span text:style-name="symbol4_5f_cpp">;</text:span> </text:p>
      <text:p text:style-name="CodeBlock"><text:span text:style-name="symbol0_5f_cpp">}</text:span> </text:p>
      <text:p text:style-name="CodeBlock"/>
      <text:p text:style-name="Standard">Even though we have initialized all of our arrays using <text:span text:style-name="Code">memset()</text:span> or a loop, it's possible – and sometimes necessary – to use many different arbitrary values. This is done using a comma-separated list of values inside a pair of curly braces. A pair of braces is needed for each dimension. Here is the same basic code changed to initialize the array without using a loop.</text:p>
      <text:p text:style-name="Standard"/>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Declare and initialize 4 integer arrays which have 10 elements each. </text:span></text:p>
      <text:p text:style-name="CodeBlock"><text:tab/><text:span text:style-name="keyword3_5f_cpp">int</text:span> intArray<text:span text:style-name="symbol0_5f_cpp">[</text:span><text:span text:style-name="number_5f_cpp">4</text:span><text:span text:style-name="symbol0_5f_cpp">][</text:span><text:span text:style-name="number_5f_cpp">10</text:span><text:span text:style-name="symbol0_5f_cpp">]</text:span> <text:span text:style-name="symbol1_5f_cpp">=</text:span> <text:span text:style-name="symbol0_5f_cpp">{</text:span> <text:span text:style-name="symbol0_5f_cpp">{</text:span> <text:span text:style-name="number_5f_cpp">0</text:span>, <text:span text:style-name="number_5f_cpp">1</text:span>, <text:span text:style-name="number_5f_cpp">2</text:span>, <text:span text:style-name="number_5f_cpp">3</text:span>, <text:span text:style-name="number_5f_cpp">4</text:span>, <text:span text:style-name="number_5f_cpp">5</text:span>, <text:span text:style-name="number_5f_cpp">6</text:span>, <text:span text:style-name="number_5f_cpp">7</text:span>, <text:span text:style-name="number_5f_cpp">8</text:span>, <text:span text:style-name="number_5f_cpp">9</text:span> <text:span text:style-name="symbol0_5f_cpp">}</text:span>, </text:p>
      <text:p text:style-name="CodeBlock"><text:tab/><text:tab/><text:tab/><text:tab/><text:tab/><text:span text:style-name="symbol0_5f_cpp">{</text:span> <text:span text:style-name="number_5f_cpp">10</text:span>, <text:span text:style-name="number_5f_cpp">11</text:span>, <text:span text:style-name="number_5f_cpp">12</text:span>, <text:span text:style-name="number_5f_cpp">13</text:span>, <text:span text:style-name="number_5f_cpp">14</text:span>, <text:span text:style-name="number_5f_cpp">15</text:span>, <text:span text:style-name="number_5f_cpp">16</text:span>, <text:span text:style-name="number_5f_cpp">17</text:span>, <text:span text:style-name="number_5f_cpp">18</text:span>, <text:span text:style-name="number_5f_cpp">19</text:span><text:span text:style-name="symbol0_5f_cpp">}</text:span>, </text:p>
      <text:p text:style-name="CodeBlock"><text:tab/><text:tab/><text:tab/><text:tab/><text:tab/><text:span text:style-name="symbol0_5f_cpp">{</text:span> <text:span text:style-name="number_5f_cpp">20</text:span>, <text:span text:style-name="number_5f_cpp">21</text:span>, <text:span text:style-name="number_5f_cpp">22</text:span>, <text:span text:style-name="number_5f_cpp">23</text:span>, <text:span text:style-name="number_5f_cpp">24</text:span>, <text:span text:style-name="number_5f_cpp">25</text:span>, <text:span text:style-name="number_5f_cpp">26</text:span>, <text:span text:style-name="number_5f_cpp">27</text:span>, <text:span text:style-name="number_5f_cpp">28</text:span>, <text:span text:style-name="number_5f_cpp">29</text:span><text:span text:style-name="symbol0_5f_cpp">}</text:span>, </text:p>
      <text:p text:style-name="CodeBlock"><text:tab/><text:tab/><text:tab/><text:tab/><text:tab/><text:span text:style-name="symbol0_5f_cpp">{</text:span> <text:span text:style-name="number_5f_cpp">30</text:span>, <text:span text:style-name="number_5f_cpp">31</text:span>, <text:span text:style-name="number_5f_cpp">32</text:span>, <text:span text:style-name="number_5f_cpp">33</text:span>, <text:span text:style-name="number_5f_cpp">34</text:span>, <text:span text:style-name="number_5f_cpp">35</text:span>, <text:span text:style-name="number_5f_cpp">36</text:span>, <text:span text:style-name="number_5f_cpp">37</text:span>, <text:span text:style-name="number_5f_cpp">38</text:span>, <text:span text:style-name="number_5f_cpp">39</text:span><text:span text:style-name="symbol0_5f_cpp">}</text:span> <text:span text:style-name="symbol0_5f_cpp">}</text:span><text:span text:style-name="symbol4_5f_cpp">;</text:span> </text:p>
      <text:p text:style-name="CodeBlock"><text:tab/> </text:p>
      <text:p text:style-name="CodeBlock"><text:tab/><text:span text:style-name="keyword3_5f_cpp">int</text:span> <text:span text:style-name="symbol2_5f_cpp">*</text:span>pInt <text:span text:style-name="symbol1_5f_cpp">=</text:span> <text:span text:style-name="symbol2_5f_cpp">*</text:span>intArray<text:span text:style-name="symbol4_5f_cpp">;</text:span> </text:p>
      <text:p text:style-name="CodeBlock"><text:tab/><text:span text:style-name="keyword0_5f_cpp">for</text:span> <text:span text:style-name="symbol0_5f_cpp">(</text:span><text:span text:style-name="keyword3_5f_cpp">int</text:span> i <text:span text:style-name="symbol1_5f_cpp">=</text:span> <text:span text:style-name="number_5f_cpp">0</text:span><text:span text:style-name="symbol4_5f_cpp">;</text:span> i <text:span text:style-name="symbol1_5f_cpp">&lt;</text:span> <text:span text:style-name="number_5f_cpp">40</text:span><text:span text:style-name="symbol4_5f_cpp">;</text:span> i<text:span text:style-name="symbol2_5f_cpp">++</text:span><text:span text:style-name="symbol0_5f_cpp">)</text:span> </text:p>
      <text:p text:style-name="CodeBlock"><text:tab/><text:tab/><text:span text:style-name="keyword2_5f_cpp">printf</text:span><text:span text:style-name="symbol0_5f_cpp">(</text:span><text:span text:style-name="string_5f_cpp">"%d</text:span><text:span text:style-name="escaped_5f_cpp">\n</text:span><text:span text:style-name="string_5f_cpp">"</text:span>,pInt<text:span text:style-name="symbol0_5f_cpp">[</text:span>i<text:span text:style-name="symbol0_5f_cpp">])</text:span><text:span text:style-name="symbol4_5f_cpp">;</text:span> </text:p>
      <text:p text:style-name="CodeBlock"><text:span text:style-name="symbol0_5f_cpp">}</text:span> </text:p>
      <text:p text:style-name="CodeBlock"/>
      <text:p text:style-name="Standard">It's a lot more typing, but if we had a list of different values that didn't follow any pattern at all, this would be our only option. One drawback to this method is that we have to set the values for all of the elements – <text:s/>we can't just pick and choose which ones we want to set. It also gets increasingly difficult to read for arrays having more than two dimensions. If this were just a plain array, we'd just need one set of curly braces and a list of values in it, like this:</text:p>
      <text:p text:style-name="Standard"/>
      <text:p text:style-name="CodeBlock"><text:span text:style-name="keyword3_5f_cpp">float</text:span> someArray<text:span text:style-name="symbol0_5f_cpp">[</text:span><text:span text:style-name="number_5f_cpp">3</text:span><text:span text:style-name="symbol0_5f_cpp">]</text:span> <text:span text:style-name="symbol1_5f_cpp">=</text:span> <text:span text:style-name="symbol0_5f_cpp">{</text:span> <text:span text:style-name="number_5f_cpp">1.1</text:span>, <text:span text:style-name="number_5f_cpp">2.2</text:span>, <text:span text:style-name="number_5f_cpp">3.3</text:span> <text:span text:style-name="symbol0_5f_cpp">}</text:span><text:span text:style-name="symbol4_5f_cpp">;</text:span></text:p>
      <text:p text:style-name="Standard"/>
      <text:p text:style-name="Standard">This is also one of the few instances where you have to have a semicolon outside a pair of curly braces. <text:s/></text:p>
      <text:p text:style-name="Standard"/>
      <text:p text:style-name="Standard">To create a list of strings, we simply create a two dimensional <text:span text:style-name="Code">char</text:span> array. Although we could use a series of comma-separated character constants, C and C++ give us a couple of kinds of shortcuts to save a lot of typing and possibly some counting when initializing strings.</text:p>
      <text:p text:style-name="Standard"/>
      <text:p text:style-name="CodeBlock"><text:span text:style-name="comment0_5f_cpp">// This is the hard way. What a mess!</text:span></text:p>
      <text:p text:style-name="CodeBlock"><text:span text:style-name="keyword3_5f_cpp">char</text:span> myShortString<text:span text:style-name="symbol0_5f_cpp">[</text:span><text:span text:style-name="number_5f_cpp">15</text:span><text:span text:style-name="symbol0_5f_cpp">]</text:span> <text:span text:style-name="symbol1_5f_cpp">=</text:span> <text:span text:style-name="symbol0_5f_cpp">{</text:span> <text:span text:style-name="string_5f_cpp">'a'</text:span>, <text:span text:style-name="string_5f_cpp">'b'</text:span>, <text:span text:style-name="string_5f_cpp">'c'</text:span>, <text:span text:style-name="string_5f_cpp">'d'</text:span>, <text:span text:style-name="string_5f_cpp">'e'</text:span>, <text:span text:style-name="string_5f_cpp">'</text:span><text:span text:style-name="escaped_5f_cpp">\0</text:span><text:span text:style-name="string_5f_cpp">'</text:span> <text:span text:style-name="symbol0_5f_cpp">}</text:span><text:span text:style-name="symbol4_5f_cpp">;</text:span></text:p>
      <text:p text:style-name="CodeBlock"/>
      <text:p text:style-name="CodeBlock"><text:span text:style-name="comment0_5f_cpp">// Declare an array that can hold up to a 15 character string, including</text:span></text:p>
      <text:p text:style-name="CodeBlock"><text:span text:style-name="comment0_5f_cpp">// NULL terminator. This is MUCH better than using character constants and braces.</text:span></text:p>
      <text:p text:style-name="CodeBlock"><text:span text:style-name="keyword3_5f_cpp">char</text:span> myFastString<text:span text:style-name="symbol0_5f_cpp">[</text:span><text:span text:style-name="number_5f_cpp">15</text:span><text:span text:style-name="symbol0_5f_cpp">]</text:span> <text:span text:style-name="symbol1_5f_cpp">=</text:span> <text:span text:style-name="string_5f_cpp">"abcde"</text:span><text:span text:style-name="symbol4_5f_cpp">;</text:span></text:p>
      <text:p text:style-name="CodeBlock"/>
      <text:p text:style-name="CodeBlock"><text:span text:style-name="comment0_5f_cpp">// Leaving out the size tells the compiler to allocate enough memory to hold</text:span></text:p>
      <text:p text:style-name="CodeBlock"><text:span text:style-name="comment0_5f_cpp">// the string. This saves calling strlen() or counting it ourselves.</text:span></text:p>
      <text:p text:style-name="CodeBlock"><text:span text:style-name="keyword3_5f_cpp">char</text:span> myLongString<text:span text:style-name="symbol0_5f_cpp">[]</text:span> <text:span text:style-name="symbol1_5f_cpp">=</text:span> <text:span text:style-name="string_5f_cpp">"This is some really long string I don't have to count."</text:span><text:span text:style-name="symbol4_5f_cpp">;</text:span></text:p>
      <text:p text:style-name="CodeBlock"/>
      <text:p text:style-name="CodeBlock"><text:span text:style-name="comment0_5f_cpp">// We can leave out the size on one-dimensional arrays of other types if we</text:span></text:p>
      <text:p text:style-name="CodeBlock"><text:soft-page-break/><text:span text:style-name="comment0_5f_cpp">// initialize them.</text:span></text:p>
      <text:p text:style-name="CodeBlock"><text:span text:style-name="keyword3_5f_cpp">int</text:span> myIntArray<text:span text:style-name="symbol0_5f_cpp">[]</text:span> <text:span text:style-name="symbol1_5f_cpp">=</text:span> <text:span text:style-name="symbol0_5f_cpp">{</text:span> <text:span text:style-name="number_5f_cpp">0</text:span>, <text:span text:style-name="number_5f_cpp">1</text:span>, <text:span text:style-name="number_5f_cpp">2</text:span>, <text:span text:style-name="number_5f_cpp">3</text:span>, <text:span text:style-name="number_5f_cpp">4</text:span>, <text:span text:style-name="number_5f_cpp">5</text:span> <text:span text:style-name="symbol0_5f_cpp">}</text:span><text:span text:style-name="symbol4_5f_cpp">;</text:span></text:p>
      <text:p text:style-name="CodeBlock"/>
      <text:p text:style-name="CodeBlock"><text:span text:style-name="comment0_5f_cpp">// This has the same result as the declaration for myLongString. It is also</text:span></text:p>
      <text:p text:style-name="CodeBlock"><text:span text:style-name="comment0_5f_cpp">// the more common way of doing it.</text:span></text:p>
      <text:p text:style-name="CodeBlock"><text:span text:style-name="keyword3_5f_cpp">char</text:span> <text:span text:style-name="symbol2_5f_cpp">*</text:span>anotherLongString <text:span text:style-name="symbol1_5f_cpp">=</text:span> <text:span text:style-name="string_5f_cpp">"This is some other really long string."</text:span><text:span text:style-name="symbol4_5f_cpp">;</text:span></text:p>
      <text:p text:style-name="Standard"/>
      <text:p text:style-name="Standard">One other useful tip: <text:span text:style-name="Strong_20_Emphasis">don't</text:span> try leaving out the size on arrays with more than one dimension. It can only be done with the leftmost dimension listed when declaring a multidimensional array and mixing the two can only lead to confusion. Trust me on this one.</text:p>
      <text:p text:style-name="Standard"/>
      <text:p text:style-name="Standard">Once again, we've covered a lot in a short amount of time, so let's quickly review:</text:p>
      <text:p text:style-name="Standard"/>
      <text:list xml:id="list1426525351" text:style-name="L1">
        <text:list-item>
          <text:p text:style-name="P6">Integers can be added to or subtracted from the address held by a pointer.</text:p>
        </text:list-item>
        <text:list-item>
          <text:p text:style-name="P6"><text:span text:style-name="Code">sizeof()</text:span> returns the size of a type, variable, or array, measured in bytes.</text:p>
        </text:list-item>
        <text:list-item>
          <text:p text:style-name="P6">You can use pointer math to get the value of an element in an array.</text:p>
        </text:list-item>
        <text:list-item>
          <text:p text:style-name="P6">The memory allocated for an array is contiguous.</text:p>
        </text:list-item>
        <text:list-item>
          <text:p text:style-name="P6">Arrays can be declared to have more than one dimension and accessed that way or reinterpreted as one long list of elements using a pointer.</text:p>
        </text:list-item>
        <text:list-item>
          <text:p text:style-name="P6"><text:span text:style-name="Code">char</text:span> arrays (strings) can be initialized using a regular string.</text:p>
        </text:list-item>
        <text:list-item>
          <text:p text:style-name="P6">Non-string arrays are initialized using curly braces.</text:p>
        </text:list-item>
        <text:list-item>
          <text:p text:style-name="P6">All elements in an array must be given a value when it is initialized.</text:p>
        </text:list-item>
        <text:list-item>
          <text:p text:style-name="P6">You can leave out the size in the brackets on one-dimensional initialized arrays if you just want enough memory reserved to hold the values given to it.</text:p>
        </text:list-item>
      </text:list>
      <text:p text:style-name="Standard"/>
      <text:h text:style-name="Heading_20_2" text:outline-level="2">Answers from Lesson 8's Bug Hunt</text:h>
      <text:list xml:id="list566542567" text:style-name="L2">
        <text:list-item>
          <text:p text:style-name="P7">The problem is that the parameter string is a <text:span text:style-name="Code">const char *</text:span> instead of a just <text:span text:style-name="Code">char *</text:span>. This means that the string given to <text:span text:style-name="Code">ReverseString()</text:span> can't be changed and the compiler complains when we try to change it in the <text:span text:style-name="Code">for</text:span> loop. Remove the <text:span text:style-name="Code">const</text:span> keyword and everything is happ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symbol4_5f_cpp" style:display-name="symbol4_cpp" style:family="text">
      <style:text-properties fo:color="#008080"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comment0_5f_cpp" style:display-name="comment0_cpp" style:family="text">
      <style:text-properties fo:color="#008000" fo:font-style="normal" fo:font-weight="normal"/>
    </style:style>
    <style:style style:name="symbol3_5f_cpp" style:display-name="symbol3_cpp" style:family="text">
      <style:text-properties fo:color="#000040" fo:font-style="normal" fo:font-weight="normal"/>
    </style:style>
    <style:style style:name="keyword1_5f_cpp" style:display-name="keyword1_cpp" style:family="text">
      <style:text-properties fo:color="#0000ff" fo:font-style="normal" fo:font-weight="norma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1T08:55:39</meta:creation-date>
    <dc:date>2010-03-03T08:43:21</dc:date>
    <meta:editing-duration>PT18H22M57S</meta:editing-duration>
    <meta:editing-cycles>378</meta:editing-cycles>
    <meta:generator>OpenOffice.org/3.0$Linux OpenOffice.org_project/300m15$Build-9379</meta:generator>
    <meta:document-statistic meta:table-count="4" meta:image-count="1" meta:object-count="0" meta:page-count="6" meta:paragraph-count="189" meta:word-count="1878" meta:character-count="9997"/>
    <meta:user-defined meta:name="Info 1"/>
    <meta:user-defined meta:name="Info 2"/>
    <meta:user-defined meta:name="Info 3"/>
    <meta:user-defined meta:name="Info 4"/>
  </office:meta>
</office:document-meta>
</file>